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0pt" fo:font-style="normal" fo:font-weight="normal"/>
    </style:style>
    <style:style style:name="T2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3486ff6-7fff-0e72-0a4c-f9d95883904b"/>Una empresa de viajes lo contrata para hacer un software que permita calcular los precios de sus viajes y el tiempo de los mismos (en horas). Los viajes pueden ser : </text:p>
      <text:list xml:id="list1386608216" text:style-name="L4">
        <text:list-item>
          <text:p text:style-name="P9">En avión, la empresa coordina los costos de ida y de vuelta con la aerolínea disponible y el precio del viaje es este costo más un 20%. El tiempo de viaje se calcula como el tiempo de vuelo más 2 horas. </text:p>
        </text:list-item>
        <text:list-item>
          <text:p text:style-name="P9">En colectivo, la empresa cobra $ 8 por kilómetro de viaje. Y el tiempo, es un dato que se ingresa. </text:p>
        </text:list-item>
        <text:list-item>
          <text:p text:style-name="P9">En avión y colectivo, la empresa coordina los costos de ida y de vuelta con la aerolínea disponible y el precio del viaje es este costo más un 20% y $ 8 por kilómetro de viaje en colectivo. El tiempo de viaje se calcula como el tiempo de vuelo más 2 horas, más las horas de colectivo. </text:p>
        </text:list-item>
      </text:list>
      <text:list xml:id="list3251370374" text:style-name="L5">
        <text:list-item>
          <text:p text:style-name="P10">22) Realice un diseño y realice una función que permita cargar los viajes y calcule los precios de los mismos. </text:p>
        </text:list-item>
        <text:list-item>
          <text:p text:style-name="P6">22) Realice una función que permita guardar los viajes (nombre, el tipo, sus costos(dependiendo del tipo), horas de viaje y su precio). Diseñe el o los archivos para guardar la información de forma óptima. </text:p>
        </text:list-item>
        <text:list-item>
          <text:p text:style-name="P6">20) Realice procedimiento con funciones STL que permita saber: </text:p>
          <text:list>
            <text:list-item>
              <text:p text:style-name="P6">Los 5 viajes más baratos. </text:p>
            </text:list-item>
            <text:list-item>
              <text:p text:style-name="P6">El viaje que lleva más tiempo.</text:p>
            </text:list-item>
            <text:list-item>
              <text:p text:style-name="P6">Los viajes que se pueden realizar en cierto tiempo.</text:p>
            </text:list-item>
          </text:list>
        </text:list-item>
        <text:list-item>
          <text:p text:style-name="P6">20) Realice una estructura template que permita mantener un conjunto de tuplas clave-valor, dicha estructura debe permitir (no utilice STL) :</text:p>
          <text:list>
            <text:list-item>
              <text:p text:style-name="P6">Agregar un elemento si no existe la clave.</text:p>
            </text:list-item>
            <text:list-item>
              <text:p text:style-name="P6">Retornar un elemento a partir de una clave.</text:p>
            </text:list-item>
            <text:list-item>
              <text:p text:style-name="P6">Eliminar un elemento a partir de una clave.</text:p>
            </text:list-item>
          </text:list>
        </text:list-item>
        <text:list-item>
          <text:p text:style-name="P6">16) Indique:</text:p>
          <text:list>
            <text:list-item>
              <text:p text:style-name="P6">¿por qué los template son importantes en un lenguaje de tipado estático?</text:p>
            </text:list-item>
            <text:list-item>
              <text:p text:style-name="P6">¿qué técnicas de reutilización de código conoce y como reutilizar código? ejemplifique.  </text:p>
            </text:list-item>
          </text:list>
        </text:list-item>
      </text:list>
      <text:p text:style-name="Text_20_body"/>
      <text:p text:style-name="P2">Libre: La empresa lo vuelve a contratar dado que tiene un nuevo tipo de viajes lo cuales son paquetes de viajes que están compuestos por un conjunto de viajes de cualquier tipo y el precio y el tiempo es la suma de todos los precios y los tiempos de los viajes que lo componen. Por ejemplo “tur regional”, está compuesto por el viaje “Paraná-Crespo”, “Crespo-Diamante”, “Diamante-Paraná”.  Diseñe la solución. </text:p>
      <text:p text:style-name="Text_20_body"><text:span text:style-name="T2"><text:line-break/></text:span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editing-cycles>4</meta:editing-cycles>
    <meta:creation-date>2008-08-22T11:41:04</meta:creation-date>
    <dc:date>2020-10-18T22:34:08.555389153</dc:date>
    <meta:editing-duration>PT5M11S</meta:editing-duration>
    <meta:document-statistic meta:table-count="0" meta:image-count="0" meta:object-count="0" meta:page-count="1" meta:paragraph-count="19" meta:word-count="388" meta:character-count="2126" meta:non-whitespace-character-count="1758"/>
  </office:meta>
</office:document-meta>
</file>